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textarea-horizontal-align="justify" draw:textarea-vertical-align="middle" draw:auto-grow-height="false" fo:min-height="0.212cm" fo:min-width="0.212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12cm" fo:min-width="0.2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0cm" svg:y="0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374cm" svg:height="0.267cm" svg:x="18.6cm" svg:y="14.582cm" svg:viewBox="0 0 375 268" svg:d="M5 234h57v-198l-62 12v-31l61-13h35v230h57v29h-148zM285 27c-27 0-40 27-40 27-14 26-14 79-14 79 0 54 14 81 14 81 13 26 40 26 40 26 28 0 42-26 42-26 13-27 13-81 13-81 0-53-13-79-13-79-14-27-42-27-42-27zM285 0c44 0 67 34 67 34 23 34 23 99 23 99 0 66-23 101-23 101-23 34-67 34-67 34-43 0-66-34-66-34-23-35-23-101-23-101 0-65 23-99 23-99 23-34 66-34 66-34z">
          <text:p/>
        </draw:path>
        <draw:path draw:style-name="gr2" draw:text-style-name="P2" draw:layer="layout" svg:width="0.163cm" svg:height="0.262cm" svg:x="4.359cm" svg:y="14.582cm" svg:viewBox="0 0 164 263" svg:d="M42 234h122v29h-164v-29c20-21 54-56 54-56 34-35 43-45 43-45 17-19 23-32 23-32 8-13 8-26 8-26 0-20-15-33-15-33-15-13-38-13-38-13-16 0-34 6-34 6-18 6-39 17-39 17v-35c21-8 39-13 39-13 18-4 34-4 34-4 39 0 64 20 64 20 24 20 24 53 24 53 0 16-6 30-6 30-6 14-21 34-21 34-5 5-29 30-29 30-23 24-65 67-65 67z">
          <text:p/>
        </draw:path>
        <draw:path draw:style-name="gr2" draw:text-style-name="P2" draw:layer="layout" svg:width="0.188cm" svg:height="0.258cm" svg:x="7.928cm" svg:y="14.586cm" svg:viewBox="0 0 189 259" svg:d="M117 31l-87 137h87zM108 0h44v168h37v30h-37v61h-35v-61h-117v-34z">
          <text:p/>
        </draw:path>
        <draw:path draw:style-name="gr2" draw:text-style-name="P2" draw:layer="layout" svg:width="0.177cm" svg:height="0.267cm" svg:x="11.515cm" svg:y="14.582cm" svg:viewBox="0 0 178 268" svg:d="M92 120c-24 0-38 16-38 16-13 16-13 43-13 43 0 29 13 45 13 45 14 16 38 16 38 16 24 0 37-16 37-16 14-16 14-45 14-45 0-27-14-43-14-43-13-16-37-16-37-16zM162 10v32c-14-6-27-10-27-10-14-3-26-3-26-3-36 0-54 23-54 23-18 23-21 71-21 71 10-15 26-23 26-23 15-8 34-8 34-8 39 0 62 23 62 23 22 24 22 64 22 64 0 41-23 65-23 65-24 24-63 24-63 24-45 0-69-34-69-34-23-35-23-101-23-101 0-60 29-97 29-97 29-36 78-36 78-36 13 0 27 2 27 2 13 3 28 8 28 8z">
          <text:p/>
        </draw:path>
        <draw:path draw:style-name="gr2" draw:text-style-name="P2" draw:layer="layout" svg:width="0.176cm" svg:height="0.267cm" svg:x="15.119cm" svg:y="14.582cm" svg:viewBox="0 0 177 268" svg:d="M88 139c-25 0-39 14-39 14-14 13-14 38-14 38 0 23 14 36 14 36 14 13 39 13 39 13 26 0 40-13 40-13 15-13 15-36 15-36 0-25-14-38-14-38-14-14-41-14-41-14zM53 125c-22-5-34-21-34-21-13-15-13-37-13-37 0-31 22-49 22-49 22-18 60-18 60-18 40 0 62 18 62 18 22 18 22 49 22 49 0 22-13 37-13 37-13 16-35 21-35 21 26 6 40 23 40 23 13 17 13 43 13 43 0 37-22 57-22 57-23 20-67 20-67 20-42 0-65-20-65-20-23-20-23-57-23-57 0-26 14-43 14-43 15-17 39-23 39-23zM41 70c0 20 12 31 12 31 13 11 35 11 35 11 24 0 36-11 36-11 13-11 13-31 13-31 0-20-13-31-13-31-12-12-36-12-36-12-22 0-35 12-35 12-12 11-12 31-12 31z">
          <text:p/>
        </draw:path>
        <draw:polygon draw:style-name="gr2" draw:text-style-name="P2" draw:layer="layout" svg:width="0.153cm" svg:height="0.258cm" svg:x="2.566cm" svg:y="14.586cm" svg:viewBox="0 0 154 259" draw:points="5,230 62,230 62,32 0,44 0,13 62,0 96,0 96,230 154,230 154,259 5,259">
          <text:p/>
        </draw:polygon>
        <draw:path draw:style-name="gr2" draw:text-style-name="P2" draw:layer="layout" svg:width="0.169cm" svg:height="0.267cm" svg:x="6.153cm" svg:y="14.582cm" svg:viewBox="0 0 170 268" svg:d="M117 123c25 5 39 22 39 22 14 17 14 43 14 43 0 38-26 59-26 59-27 21-75 21-75 21-16 0-33-4-33-4-17-3-36-9-36-9v-34c14 9 32 13 32 13 18 5 36 5 36 5 33 0 50-13 50-13 17-13 17-38 17-38 0-24-16-36-16-36-16-13-44-13-44-13h-30v-29h31c26 0 39-10 39-10 14-11 14-30 14-30 0-19-14-30-14-30-14-11-40-11-40-11-14 0-31 3-31 3-16 3-37 10-37 10v-31c21-6 38-8 38-8 18-3 33-3 33-3 39 0 63 18 63 18 23 18 23 49 23 49 0 21-12 36-12 36-13 14-35 20-35 20z">
          <text:p/>
        </draw:path>
        <draw:path draw:style-name="gr2" draw:text-style-name="P2" draw:layer="layout" svg:width="0.167cm" svg:height="0.263cm" svg:x="9.739cm" svg:y="14.586cm" svg:viewBox="0 0 168 264" svg:d="M11 0h138v30h-106v63c8-3 15-4 15-4 8-1 15-1 15-1 43 0 69 23 69 23 26 24 26 64 26 64 0 43-26 66-26 66-27 23-74 23-74 23-16 0-33-3-33-3-17-3-35-8-35-8v-35c16 8 33 12 33 12 16 5 34 5 34 5 30 0 47-16 47-16 18-17 18-44 18-44 0-26-18-42-18-42-17-16-47-16-47-16-13 0-27 3-27 3-15 3-29 10-29 10z">
          <text:p/>
        </draw:path>
        <draw:polygon draw:style-name="gr2" draw:text-style-name="P2" draw:layer="layout" svg:width="0.165cm" svg:height="0.258cm" svg:x="13.326cm" svg:y="14.586cm" svg:viewBox="0 0 166 259" draw:points="0,0 166,0 166,15 71,259 35,259 124,30 0,30">
          <text:p/>
        </draw:polygon>
        <draw:path draw:style-name="gr2" draw:text-style-name="P2" draw:layer="layout" svg:width="0.177cm" svg:height="0.267cm" svg:x="16.895cm" svg:y="14.582cm" svg:viewBox="0 0 178 268" svg:d="M17 257v-31c13 6 27 9 27 9 13 4 26 4 26 4 35 0 53-24 53-24 18-23 20-71 20-71-10 15-25 23-25 23-15 8-34 8-34 8-38 0-61-24-61-24-23-23-23-63-23-63 0-40 24-64 24-64 23-24 63-24 63-24 44 0 68 34 68 34 23 34 23 99 23 99 0 62-29 98-29 98-28 37-77 37-77 37-14 0-27-3-27-3-13-2-28-8-28-8zM87 147c23 0 37-16 37-16 13-16 13-43 13-43 0-29-13-45-13-45-14-16-37-16-37-16-24 0-38 16-38 16-13 16-13 45-13 45 0 27 13 43 13 43 14 16 38 16 38 16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4.483cm" svg:y1="14.199cm" svg:x2="4.483cm" svg:y2="14.41cm">
          <text:p/>
        </draw:line>
        <draw:line draw:style-name="gr3" draw:text-style-name="P3" draw:layer="layout" svg:x1="6.276cm" svg:y1="14.199cm" svg:x2="6.276cm" svg:y2="14.41cm">
          <text:p/>
        </draw:line>
        <draw:line draw:style-name="gr3" draw:text-style-name="P3" draw:layer="layout" svg:x1="8.069cm" svg:y1="14.199cm" svg:x2="8.069cm" svg:y2="14.41cm">
          <text:p/>
        </draw:line>
        <draw:line draw:style-name="gr3" draw:text-style-name="P3" draw:layer="layout" svg:x1="9.863cm" svg:y1="14.199cm" svg:x2="9.863cm" svg:y2="14.41cm">
          <text:p/>
        </draw:line>
        <draw:line draw:style-name="gr3" draw:text-style-name="P3" draw:layer="layout" svg:x1="11.656cm" svg:y1="14.199cm" svg:x2="11.656cm" svg:y2="14.41cm">
          <text:p/>
        </draw:line>
        <draw:line draw:style-name="gr3" draw:text-style-name="P3" draw:layer="layout" svg:x1="13.449cm" svg:y1="14.199cm" svg:x2="13.449cm" svg:y2="14.41cm">
          <text:p/>
        </draw:line>
        <draw:line draw:style-name="gr3" draw:text-style-name="P3" draw:layer="layout" svg:x1="15.242cm" svg:y1="14.199cm" svg:x2="15.242cm" svg:y2="14.41cm">
          <text:p/>
        </draw:line>
        <draw:line draw:style-name="gr3" draw:text-style-name="P3" draw:layer="layout" svg:x1="17.036cm" svg:y1="14.199cm" svg:x2="17.036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586cm" svg:y1="14.199cm" svg:x2="3.586cm" svg:y2="14.305cm">
          <text:p/>
        </draw:line>
        <draw:line draw:style-name="gr3" draw:text-style-name="P3" draw:layer="layout" svg:x1="4.483cm" svg:y1="14.199cm" svg:x2="4.483cm" svg:y2="14.305cm">
          <text:p/>
        </draw:line>
        <draw:line draw:style-name="gr3" draw:text-style-name="P3" draw:layer="layout" svg:x1="5.379cm" svg:y1="14.199cm" svg:x2="5.379cm" svg:y2="14.305cm">
          <text:p/>
        </draw:line>
        <draw:line draw:style-name="gr3" draw:text-style-name="P3" draw:layer="layout" svg:x1="6.276cm" svg:y1="14.199cm" svg:x2="6.276cm" svg:y2="14.305cm">
          <text:p/>
        </draw:line>
        <draw:line draw:style-name="gr3" draw:text-style-name="P3" draw:layer="layout" svg:x1="7.173cm" svg:y1="14.199cm" svg:x2="7.173cm" svg:y2="14.305cm">
          <text:p/>
        </draw:line>
        <draw:line draw:style-name="gr3" draw:text-style-name="P3" draw:layer="layout" svg:x1="8.069cm" svg:y1="14.199cm" svg:x2="8.069cm" svg:y2="14.305cm">
          <text:p/>
        </draw:line>
        <draw:line draw:style-name="gr3" draw:text-style-name="P3" draw:layer="layout" svg:x1="8.966cm" svg:y1="14.199cm" svg:x2="8.966cm" svg:y2="14.305cm">
          <text:p/>
        </draw:line>
        <draw:line draw:style-name="gr3" draw:text-style-name="P3" draw:layer="layout" svg:x1="9.863cm" svg:y1="14.199cm" svg:x2="9.863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656cm" svg:y1="14.199cm" svg:x2="11.656cm" svg:y2="14.305cm">
          <text:p/>
        </draw:line>
        <draw:line draw:style-name="gr3" draw:text-style-name="P3" draw:layer="layout" svg:x1="12.553cm" svg:y1="14.199cm" svg:x2="12.553cm" svg:y2="14.305cm">
          <text:p/>
        </draw:line>
        <draw:line draw:style-name="gr3" draw:text-style-name="P3" draw:layer="layout" svg:x1="13.449cm" svg:y1="14.199cm" svg:x2="13.449cm" svg:y2="14.305cm">
          <text:p/>
        </draw:line>
        <draw:line draw:style-name="gr3" draw:text-style-name="P3" draw:layer="layout" svg:x1="14.346cm" svg:y1="14.199cm" svg:x2="14.346cm" svg:y2="14.305cm">
          <text:p/>
        </draw:line>
        <draw:line draw:style-name="gr3" draw:text-style-name="P3" draw:layer="layout" svg:x1="15.242cm" svg:y1="14.199cm" svg:x2="15.242cm" svg:y2="14.305cm">
          <text:p/>
        </draw:line>
        <draw:line draw:style-name="gr3" draw:text-style-name="P3" draw:layer="layout" svg:x1="16.139cm" svg:y1="14.199cm" svg:x2="16.139cm" svg:y2="14.305cm">
          <text:p/>
        </draw:line>
        <draw:line draw:style-name="gr3" draw:text-style-name="P3" draw:layer="layout" svg:x1="17.036cm" svg:y1="14.199cm" svg:x2="17.036cm" svg:y2="14.305cm">
          <text:p/>
        </draw:line>
        <draw:line draw:style-name="gr3" draw:text-style-name="P3" draw:layer="layout" svg:x1="17.932cm" svg:y1="14.199cm" svg:x2="17.932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63cm" svg:height="0.262cm" svg:x="2.125cm" svg:y="12.514cm" svg:viewBox="0 0 164 263" svg:d="M42 233h122v30h-164v-30c20-20 54-55 54-55 35-35 44-45 44-45 17-19 23-32 23-32 7-13 7-26 7-26 0-20-15-33-15-33-14-13-38-13-38-13-17 0-34 6-34 6-18 6-39 17-39 17v-35c21-8 39-13 39-13 18-4 33-4 33-4 41 0 65 20 65 20 24 19 24 53 24 53 0 16-6 30-6 30-6 14-22 33-22 33-4 5-27 30-27 30-23 24-66 67-66 67z">
          <text:p/>
        </draw:path>
        <draw:path draw:style-name="gr2" draw:text-style-name="P2" draw:layer="layout" svg:width="0.187cm" svg:height="0.258cm" svg:x="2.09cm" svg:y="9.475cm" svg:viewBox="0 0 188 259" svg:d="M117 31l-89 138h89zM108 0h44v169h36v29h-36v61h-35v-61h-117v-33z">
          <text:p/>
        </draw:path>
        <draw:path draw:style-name="gr2" draw:text-style-name="P2" draw:layer="layout" svg:width="0.177cm" svg:height="0.267cm" svg:x="2.09cm" svg:y="6.428cm" svg:viewBox="0 0 178 268" svg:d="M91 121c-23 0-37 16-37 16-14 16-14 44-14 44 0 28 14 44 14 44 14 16 37 16 37 16 24 0 38-16 38-16 14-16 14-44 14-44 0-28-14-44-14-44-14-16-38-16-38-16zM162 11v31c-14-6-27-9-27-9-15-3-27-3-27-3-35 0-53 23-53 23-18 23-21 71-21 71 10-15 26-23 26-23 15-8 33-8 33-8 40 0 63 24 63 24 22 23 22 64 22 64 0 39-23 63-23 63-24 24-64 24-64 24-44 0-68-34-68-34-23-34-23-99-23-99 0-62 29-98 29-98 29-37 77-37 77-37 13 0 28 3 28 3 13 2 28 8 28 8z">
          <text:p/>
        </draw:path>
        <draw:path draw:style-name="gr2" draw:text-style-name="P2" draw:layer="layout" svg:width="0.176cm" svg:height="0.266cm" svg:x="2.125cm" svg:y="3.386cm" svg:viewBox="0 0 177 267" svg:d="M89 139c-26 0-40 14-40 14-14 13-14 36-14 36 0 24 14 38 14 38 14 13 40 13 40 13 25 0 39-13 39-13 15-14 15-38 15-38 0-23-14-36-14-36-14-14-40-14-40-14zM53 125c-22-6-34-21-34-21-13-16-13-38-13-38 0-31 22-48 22-48 22-18 61-18 61-18 39 0 61 18 61 18 22 17 22 48 22 48 0 22-13 38-13 38-12 15-35 21-35 21 26 5 40 22 40 22 13 17 13 42 13 42 0 39-22 59-22 59-23 19-66 19-66 19-43 0-66-19-66-19-23-20-23-59-23-59 0-25 14-42 14-42 15-17 39-22 39-22zM41 70c0 19 12 31 12 31 13 11 36 11 36 11 23 0 35-11 35-11 13-12 13-31 13-31 0-20-13-31-13-31-12-12-35-12-35-12-23 0-36 12-36 12-12 11-12 31-12 31z">
          <text:p/>
        </draw:path>
        <draw:polygon draw:style-name="gr2" draw:text-style-name="P2" draw:layer="layout" svg:width="0.153cm" svg:height="0.257cm" svg:x="2.125cm" svg:y="14.04cm" svg:viewBox="0 0 154 258" draw:points="5,229 62,229 62,32 0,44 0,12 62,0 97,0 97,229 154,229 154,258 5,258">
          <text:p/>
        </draw:polygon>
        <draw:path draw:style-name="gr2" draw:text-style-name="P2" draw:layer="layout" svg:width="0.169cm" svg:height="0.267cm" svg:x="2.125cm" svg:y="10.992cm" svg:viewBox="0 0 170 268" svg:d="M116 124c25 6 39 23 39 23 15 16 15 41 15 41 0 38-27 59-27 59-26 21-75 21-75 21-16 0-33-3-33-3-17-3-35-9-35-9v-34c14 8 32 13 32 13 17 4 36 4 36 4 32 0 49-13 49-13 17-13 17-38 17-38 0-22-16-35-16-35-15-13-44-13-44-13h-30v-28h32c25 0 39-11 39-11 13-10 13-30 13-30 0-19-14-31-14-31-14-10-40-10-40-10-14 0-30 3-30 3-17 3-36 9-36 9v-31c20-5 37-8 37-8 17-3 32-3 32-3 40 0 63 18 63 18 24 18 24 50 24 50 0 22-13 36-13 36-12 15-35 20-35 20z">
          <text:p/>
        </draw:path>
        <draw:path draw:style-name="gr2" draw:text-style-name="P2" draw:layer="layout" svg:width="0.166cm" svg:height="0.263cm" svg:x="2.125cm" svg:y="7.954cm" svg:viewBox="0 0 167 264" svg:d="M11 0h138v30h-106v64c8-3 15-4 15-4 8-1 15-1 15-1 44 0 69 23 69 23 25 24 25 64 25 64 0 42-25 65-25 65-27 23-74 23-74 23-16 0-33-3-33-3-17-3-35-9-35-9v-34c16 8 33 12 33 12 16 4 34 4 34 4 30 0 47-15 47-15 19-16 19-43 19-43 0-27-19-42-19-42-17-16-47-16-47-16-14 0-28 3-28 3-14 3-28 10-28 10z">
          <text:p/>
        </draw:path>
        <draw:polygon draw:style-name="gr2" draw:text-style-name="P2" draw:layer="layout" svg:width="0.165cm" svg:height="0.258cm" svg:x="2.125cm" svg:y="4.911cm" svg:viewBox="0 0 166 259" draw:points="0,0 166,0 166,15 72,259 35,259 124,30 0,30">
          <text:p/>
        </draw:polygon>
        <draw:path draw:style-name="gr2" draw:text-style-name="P2" draw:layer="layout" svg:width="0.177cm" svg:height="0.267cm" svg:x="2.09cm" svg:y="1.864cm" svg:viewBox="0 0 178 268" svg:d="M16 258v-32c13 6 27 10 27 10 13 3 26 3 26 3 35 0 53-23 53-23 19-23 21-71 21-71-9 15-26 23-26 23-15 8-34 8-34 8-38 0-61-23-61-23-22-25-22-65-22-65 0-40 23-64 23-64 24-24 63-24 63-24 45 0 69 34 69 34 23 35 23 101 23 101 0 60-28 97-28 97-30 36-79 36-79 36-13 0-27-2-27-2-13-3-28-8-28-8zM86 148c23 0 38-17 38-17 13-16 13-43 13-43 0-28-13-44-13-44-15-16-38-16-38-16-24 0-38 16-38 16-13 16-13 44-13 44 0 27 13 43 13 43 14 17 38 17 38 17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2.677cm" svg:x2="2.478cm" svg:y2="12.67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9.635cm" svg:x2="2.478cm" svg:y2="9.635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6.592cm" svg:x2="2.478cm" svg:y2="6.592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3.549cm" svg:x2="2.478cm" svg:y2="3.549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14.199cm" svg:x2="2.584cm" svg:y2="14.199cm">
          <text:p/>
        </draw:line>
        <draw:line draw:style-name="gr3" draw:text-style-name="P3" draw:layer="layout" svg:x1="2.689cm" svg:y1="13.438cm" svg:x2="2.584cm" svg:y2="13.438cm">
          <text:p/>
        </draw:line>
        <draw:line draw:style-name="gr3" draw:text-style-name="P3" draw:layer="layout" svg:x1="2.689cm" svg:y1="12.677cm" svg:x2="2.584cm" svg:y2="12.677cm">
          <text:p/>
        </draw:line>
        <draw:line draw:style-name="gr3" draw:text-style-name="P3" draw:layer="layout" svg:x1="2.689cm" svg:y1="11.917cm" svg:x2="2.584cm" svg:y2="11.917cm">
          <text:p/>
        </draw:line>
        <draw:line draw:style-name="gr3" draw:text-style-name="P3" draw:layer="layout" svg:x1="2.689cm" svg:y1="11.156cm" svg:x2="2.584cm" svg:y2="11.156cm">
          <text:p/>
        </draw:line>
        <draw:line draw:style-name="gr3" draw:text-style-name="P3" draw:layer="layout" svg:x1="2.689cm" svg:y1="10.395cm" svg:x2="2.584cm" svg:y2="10.395cm">
          <text:p/>
        </draw:line>
        <draw:line draw:style-name="gr3" draw:text-style-name="P3" draw:layer="layout" svg:x1="2.689cm" svg:y1="9.635cm" svg:x2="2.584cm" svg:y2="9.635cm">
          <text:p/>
        </draw:line>
        <draw:line draw:style-name="gr3" draw:text-style-name="P3" draw:layer="layout" svg:x1="2.689cm" svg:y1="8.874cm" svg:x2="2.584cm" svg:y2="8.874cm">
          <text:p/>
        </draw:line>
        <draw:line draw:style-name="gr3" draw:text-style-name="P3" draw:layer="layout" svg:x1="2.689cm" svg:y1="8.113cm" svg:x2="2.584cm" svg:y2="8.113cm">
          <text:p/>
        </draw:line>
        <draw:line draw:style-name="gr3" draw:text-style-name="P3" draw:layer="layout" svg:x1="2.689cm" svg:y1="7.353cm" svg:x2="2.584cm" svg:y2="7.353cm">
          <text:p/>
        </draw:line>
        <draw:line draw:style-name="gr3" draw:text-style-name="P3" draw:layer="layout" svg:x1="2.689cm" svg:y1="6.592cm" svg:x2="2.584cm" svg:y2="6.592cm">
          <text:p/>
        </draw:line>
        <draw:line draw:style-name="gr3" draw:text-style-name="P3" draw:layer="layout" svg:x1="2.689cm" svg:y1="5.831cm" svg:x2="2.584cm" svg:y2="5.831cm">
          <text:p/>
        </draw:line>
        <draw:line draw:style-name="gr3" draw:text-style-name="P3" draw:layer="layout" svg:x1="2.689cm" svg:y1="5.071cm" svg:x2="2.584cm" svg:y2="5.071cm">
          <text:p/>
        </draw:line>
        <draw:line draw:style-name="gr3" draw:text-style-name="P3" draw:layer="layout" svg:x1="2.689cm" svg:y1="4.31cm" svg:x2="2.584cm" svg:y2="4.31cm">
          <text:p/>
        </draw:line>
        <draw:line draw:style-name="gr3" draw:text-style-name="P3" draw:layer="layout" svg:x1="2.689cm" svg:y1="3.549cm" svg:x2="2.584cm" svg:y2="3.549cm">
          <text:p/>
        </draw:line>
        <draw:line draw:style-name="gr3" draw:text-style-name="P3" draw:layer="layout" svg:x1="2.689cm" svg:y1="2.789cm" svg:x2="2.584cm" svg:y2="2.789cm">
          <text:p/>
        </draw:line>
        <draw:line draw:style-name="gr3" draw:text-style-name="P3" draw:layer="layout" svg:x1="2.689cm" svg:y1="2.028cm" svg:x2="2.584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589cm" svg:y="8.067cm" svg:viewBox="0 0 267 189" svg:d="M212 85c35 14 45 27 45 27 10 13 10 34 10 34v25h-26v-18c0-14-6-21-6-21-6-7-29-16-29-16l-15-6-191 79v-34l152-60-152-62v-33z">
          <text:p/>
        </draw:path>
        <draw:line draw:style-name="gr4" draw:text-style-name="P3" draw:layer="layout" svg:x1="3.586cm" svg:y1="9.636cm" svg:x2="5.38cm" svg:y2="6.592cm">
          <text:p/>
        </draw:line>
        <draw:line draw:style-name="gr4" draw:text-style-name="P3" draw:layer="layout" svg:x1="5.38cm" svg:y1="6.592cm" svg:x2="3.586cm" svg:y2="9.636cm">
          <text:p/>
        </draw:line>
        <draw:line draw:style-name="gr4" draw:text-style-name="P3" draw:layer="layout" svg:x1="5.379cm" svg:y1="6.593cm" svg:x2="8.967cm" svg:y2="5.071cm">
          <text:p/>
        </draw:line>
        <draw:line draw:style-name="gr4" draw:text-style-name="P3" draw:layer="layout" svg:x1="8.967cm" svg:y1="5.071cm" svg:x2="5.379cm" svg:y2="6.593cm">
          <text:p/>
        </draw:line>
        <draw:line draw:style-name="gr4" draw:text-style-name="P3" draw:layer="layout" svg:x1="8.966cm" svg:y1="5.071cm" svg:x2="10.759cm" svg:y2="5.071cm">
          <text:p/>
        </draw:line>
        <draw:line draw:style-name="gr4" draw:text-style-name="P3" draw:layer="layout" svg:x1="10.759cm" svg:y1="5.071cm" svg:x2="8.966cm" svg:y2="5.071cm">
          <text:p/>
        </draw:line>
        <draw:line draw:style-name="gr4" draw:text-style-name="P3" draw:layer="layout" svg:x1="10.759cm" svg:y1="5.072cm" svg:x2="14.347cm" svg:y2="3.549cm">
          <text:p/>
        </draw:line>
        <draw:line draw:style-name="gr4" draw:text-style-name="P3" draw:layer="layout" svg:x1="14.347cm" svg:y1="3.549cm" svg:x2="10.759cm" svg:y2="5.072cm">
          <text:p/>
        </draw:line>
        <draw:line draw:style-name="gr4" draw:text-style-name="P3" draw:layer="layout" svg:x1="14.346cm" svg:y1="3.549cm" svg:x2="16.139cm" svg:y2="3.549cm">
          <text:p/>
        </draw:line>
        <draw:line draw:style-name="gr4" draw:text-style-name="P3" draw:layer="layout" svg:x1="16.139cm" svg:y1="3.549cm" svg:x2="14.346cm" svg:y2="3.549cm">
          <text:p/>
        </draw:line>
        <draw:line draw:style-name="gr4" draw:text-style-name="P3" draw:layer="layout" svg:x1="16.139cm" svg:y1="3.549cm" svg:x2="17.036cm" svg:y2="3.549cm">
          <text:p/>
        </draw:line>
        <draw:line draw:style-name="gr4" draw:text-style-name="P3" draw:layer="layout" svg:x1="17.036cm" svg:y1="3.549cm" svg:x2="16.139cm" svg:y2="3.549cm">
          <text:p/>
        </draw:line>
        <draw:line draw:style-name="gr5" draw:text-style-name="P3" draw:layer="layout" svg:x1="4.483cm" svg:y1="11.918cm" svg:x2="7.174cm" svg:y2="10.395cm">
          <text:p/>
        </draw:line>
        <draw:line draw:style-name="gr5" draw:text-style-name="P3" draw:layer="layout" svg:x1="7.174cm" svg:y1="10.395cm" svg:x2="4.483cm" svg:y2="11.918cm">
          <text:p/>
        </draw:line>
        <draw:line draw:style-name="gr5" draw:text-style-name="P3" draw:layer="layout" svg:x1="7.173cm" svg:y1="10.396cm" svg:x2="8.967cm" svg:y2="9.635cm">
          <text:p/>
        </draw:line>
        <draw:line draw:style-name="gr5" draw:text-style-name="P3" draw:layer="layout" svg:x1="8.967cm" svg:y1="9.635cm" svg:x2="7.173cm" svg:y2="10.396cm">
          <text:p/>
        </draw:line>
        <draw:line draw:style-name="gr5" draw:text-style-name="P3" draw:layer="layout" svg:x1="8.966cm" svg:y1="9.636cm" svg:x2="13.45cm" svg:y2="8.113cm">
          <text:p/>
        </draw:line>
        <draw:line draw:style-name="gr5" draw:text-style-name="P3" draw:layer="layout" svg:x1="13.45cm" svg:y1="8.113cm" svg:x2="8.966cm" svg:y2="9.636cm">
          <text:p/>
        </draw:line>
        <draw:line draw:style-name="gr5" draw:text-style-name="P3" draw:layer="layout" svg:x1="13.449cm" svg:y1="8.114cm" svg:x2="16.14cm" svg:y2="7.353cm">
          <text:p/>
        </draw:line>
        <draw:line draw:style-name="gr5" draw:text-style-name="P3" draw:layer="layout" svg:x1="16.14cm" svg:y1="7.353cm" svg:x2="13.449cm" svg:y2="8.114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6" draw:text-style-name="P4" draw:layer="layout" svg:width="0.3cm" svg:height="0.3cm" svg:x="4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7.0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8.7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3.3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6.0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3.5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5.3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8.8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0.6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1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6.906cm" svg:y="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5:34:58.351122209</dc:date>
    <meta:editing-duration>PT15S</meta:editing-duration>
    <meta:editing-cycles>1</meta:editing-cycles>
    <meta:document-statistic meta:object-count="127"/>
    <meta:generator>LibreOffice/5.1.4.2$Linux_X86_64 LibreOffice_project/10m0$Build-2</meta:generator>
  </office:meta>
</office:document-meta>
</file>